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³Ð'68ðÿ¿ˆÛ`'1" svg:font-family="³Ð'68ðÿ¿ˆÛ`'1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line-height="0.559cm" fo:text-align="start" style:justify-single-word="false" style:text-autospace="none"/>
      <style:text-properties style:font-name="Helvetica" fo:font-size="11pt" style:font-name-asian="F" style:font-size-asian="11pt" style:font-name-complex="F" style:font-size-complex="11pt"/>
    </style:style>
    <style:style style:name="P2" style:family="paragraph" style:parent-style-name="Standard" style:list-style-name="">
      <style:paragraph-properties fo:line-height="0.559cm" style:text-autospace="none"/>
      <style:text-properties style:font-name="Helvetica" fo:font-size="11pt" style:font-size-asian="11pt" style:font-size-complex="11pt"/>
    </style:style>
    <style:style style:name="T1" style:family="text">
      <style:text-properties style:font-name="³Ð'68ðÿ¿ˆÛ`'1" fo:font-size="12pt" style:font-name-asian="³Ð'68ðÿ¿ˆÛ`'1" style:font-size-asian="12pt" style:font-name-complex="³Ð'68ðÿ¿ˆÛ`'1" style:font-size-complex="12pt"/>
    </style:style>
    <style:style style:name="T2" style:family="text">
      <style:text-properties fo:font-size="12pt" style:font-name-asian="³Ð'68ðÿ¿ˆÛ`'1" style:font-size-asian="12pt" style:font-name-complex="³Ð'68ðÿ¿ˆÛ`'1" style:font-size-complex="12pt"/>
    </style:style>
    <style:style style:name="T3" style:family="text">
      <style:text-properties style:font-name-asian="³Ð'68ðÿ¿ˆÛ`'1" style:font-name-complex="³Ð'68ðÿ¿ˆÛ`'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el: </text:p>
      <text:p text:style-name="P1"/>
      <text:p text:style-name="P1"><text:span text:style-name="T3">mit </text:span></text:p>
      <text:p text:style-name="P1"><text:span text:style-name="T3">Regie Anja Kerschkewicz</text:span></text:p>
      <text:p text:style-name="P1"><text:span text:style-name="T3">Recherche und Text </text:span></text:p>
      <text:p text:style-name="P1"><text:span text:style-name="T3">Bühne</text:span></text:p>
      <text:p text:style-name="P1"><text:span text:style-name="T3">Kostüme </text:span></text:p>
      <text:p text:style-name="P1"><text:span text:style-name="T3">Musik</text:span></text:p>
      <text:p text:style-name="P1"><text:span text:style-name="T3">Dramaturgie</text:span></text:p>
      <text:p text:style-name="P1"><text:span text:style-name="T3">Licht</text:span></text:p>
      <text:p text:style-name="P2"><text:span text:style-name="T3">Regieassisten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³Ð'68ðÿ¿ˆÛ`'1" svg:font-family="³Ð'68ðÿ¿ˆÛ`'1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7T08:46:32</meta:creation-date>
    <dc:date>2015-03-17T08:50:07</dc:date>
    <meta:editing-duration>PT2M40S</meta:editing-duration>
    <meta:editing-cycles>1</meta:editing-cycles>
    <meta:generator>OpenOffice/4.1.1$Unix OpenOffice.org_project/411m6$Build-9775</meta:generator>
    <meta:document-statistic meta:table-count="0" meta:image-count="0" meta:object-count="0" meta:page-count="1" meta:paragraph-count="10" meta:word-count="14" meta:character-count="103"/>
  </office:meta>
</office:document-meta>
</file>